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kill Level</text:p>
          </table:table-cell>
          <table:table-cell office:value-type="string">
            <text:p>Level Anforderungen(Skill)</text:p>
          </table:table-cell>
          <table:table-cell office:value-type="string">
            <text:p>Level Anforderungen</text:p>
          </table:table-cell>
          <table:table-cell office:value-type="string">
            <text:p>Elementarmagie</text:p>
          </table:table-cell>
          <table:table-cell office:value-type="string">
            <text:p>Einhändig</text:p>
          </table:table-cell>
          <table:table-cell office:value-type="string">
            <text:p>Zweihändig</text:p>
          </table:table-cell>
          <table:table-cell office:value-type="string">
            <text:p>doppelte Einhandwaffen</text:p>
          </table:table-cell>
          <table:table-cell office:value-type="string">
            <text:p>Schild</text:p>
          </table:table-cell>
          <table:table-cell office:value-type="string">
            <text:p>Leichte -</text:p>
          </table:table-cell>
          <table:table-cell office:value-type="string">
            <text:p>Schwere Rüstungen</text:p>
          </table:table-cell>
          <table:table-cell office:value-type="string">
            <text:p>Unbewaffnet</text:p>
          </table:table-cell>
          <table:table-cell office:value-type="string">
            <text:p>Bogen</text:p>
          </table:table-cell>
          <table:table-cell office:value-type="string">
            <text:p>Armbrust</text:p>
          </table:table-cell>
          <table:table-cell office:value-type="string">
            <text:p>Wurfwaffe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3]*1.2" office:value-type="float" office:value="60">
            <text:p>60</text:p>
          </table:table-cell>
          <table:table-cell table:formula="of:=[.D3]*1.25" office:value-type="float" office:value="62.5">
            <text:p>62,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4]*1.2" office:value-type="float" office:value="72">
            <text:p>72</text:p>
          </table:table-cell>
          <table:table-cell table:formula="of:=[.D4]*1.25" office:value-type="float" office:value="78.125">
            <text:p>78,1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5]*1.2" office:value-type="float" office:value="86.4">
            <text:p>86,4</text:p>
          </table:table-cell>
          <table:table-cell table:formula="of:=[.D5]*1.25" office:value-type="float" office:value="97.65625">
            <text:p>97,656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6]*1.2" office:value-type="float" office:value="103.68">
            <text:p>103,68</text:p>
          </table:table-cell>
          <table:table-cell table:formula="of:=[.D6]*1.25" office:value-type="float" office:value="122.0703125">
            <text:p>122,07031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7]*1.2" office:value-type="float" office:value="124.416">
            <text:p>124,416</text:p>
          </table:table-cell>
          <table:table-cell table:formula="of:=[.D7]*1.25" office:value-type="float" office:value="152.587890625">
            <text:p>152,5878906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8]*1.2" office:value-type="float" office:value="149.2992">
            <text:p>149,2992</text:p>
          </table:table-cell>
          <table:table-cell table:formula="of:=[.D8]*1.25" office:value-type="float" office:value="190.73486328125">
            <text:p>190,73486328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9]*1.2" office:value-type="float" office:value="179.15904">
            <text:p>179,15904</text:p>
          </table:table-cell>
          <table:table-cell table:formula="of:=[.D9]*1.25" office:value-type="float" office:value="238.418579101562">
            <text:p>238,41857910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0]*1.2" office:value-type="float" office:value="214.990848">
            <text:p>214,990848</text:p>
          </table:table-cell>
          <table:table-cell table:formula="of:=[.D10]*1.25" office:value-type="float" office:value="298.023223876953">
            <text:p>298,0232238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1]*1.2" office:value-type="float" office:value="257.9890176">
            <text:p>257,9890176</text:p>
          </table:table-cell>
          <table:table-cell table:formula="of:=[.D11]*1.25" office:value-type="float" office:value="372.529029846191">
            <text:p>372,52902984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12]*1.15" office:value-type="float" office:value="296.68737024">
            <text:p>296,68737024</text:p>
          </table:table-cell>
          <table:table-cell table:formula="of:=[.D12]*1.2" office:value-type="float" office:value="447.03483581543">
            <text:p>447,03483581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13]*1.15" office:value-type="float" office:value="341.190475776">
            <text:p>341,190475776</text:p>
          </table:table-cell>
          <table:table-cell table:formula="of:=[.D13]*1.2" office:value-type="float" office:value="536.441802978516">
            <text:p>536,44180297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14]*1.15" office:value-type="float" office:value="392.3690471424">
            <text:p>392,3690471424</text:p>
          </table:table-cell>
          <table:table-cell table:formula="of:=[.D14]*1.2" office:value-type="float" office:value="643.730163574219">
            <text:p>643,73016357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15]*1.15" office:value-type="float" office:value="451.22440421376">
            <text:p>451,2244042138</text:p>
          </table:table-cell>
          <table:table-cell table:formula="of:=[.D15]*1.2" office:value-type="float" office:value="772.476196289063">
            <text:p>772,47619628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16]*1.15" office:value-type="float" office:value="518.908064845824">
            <text:p>518,9080648458</text:p>
          </table:table-cell>
          <table:table-cell table:formula="of:=[.D16]*1.2" office:value-type="float" office:value="926.971435546875">
            <text:p>926,97143554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17]*1.15" office:value-type="float" office:value="596.744274572697">
            <text:p>596,7442745727</text:p>
          </table:table-cell>
          <table:table-cell table:formula="of:=[.D17]*1.2" office:value-type="float" office:value="1112.36572265625">
            <text:p>1112,36572265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18]*1.15" office:value-type="float" office:value="686.255915758602">
            <text:p>686,2559157586</text:p>
          </table:table-cell>
          <table:table-cell table:formula="of:=[.D18]*1.2" office:value-type="float" office:value="1334.8388671875">
            <text:p>1334,83886718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19]*1.15" office:value-type="float" office:value="789.194303122392">
            <text:p>789,1943031224</text:p>
          </table:table-cell>
          <table:table-cell table:formula="of:=[.D19]*1.2" office:value-type="float" office:value="1601.806640625">
            <text:p>1601,8066406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0]*1.15" office:value-type="float" office:value="907.573448590751">
            <text:p>907,5734485908</text:p>
          </table:table-cell>
          <table:table-cell table:formula="of:=[.D20]*1.2" office:value-type="float" office:value="1922.16796875">
            <text:p>1922,167968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21]*1.15" office:value-type="float" office:value="1043.70946587936">
            <text:p>1043,7094658794</text:p>
          </table:table-cell>
          <table:table-cell table:formula="of:=[.D21]*1.2" office:value-type="float" office:value="2306.6015625">
            <text:p>2306,60156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22]*1.1" office:value-type="float" office:value="1148.0804124673">
            <text:p>1148,0804124673</text:p>
          </table:table-cell>
          <table:table-cell table:formula="of:=[.D22]*1.15" office:value-type="float" office:value="2652.591796875">
            <text:p>2652,5917968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23]*1.1" office:value-type="float" office:value="1262.88845371403">
            <text:p>1262,888453714</text:p>
          </table:table-cell>
          <table:table-cell table:formula="of:=[.D23]*1.15" office:value-type="float" office:value="3050.48056640625">
            <text:p>3050,48056640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24]*1.1" office:value-type="float" office:value="1389.17729908543">
            <text:p>1389,1772990854</text:p>
          </table:table-cell>
          <table:table-cell table:formula="of:=[.D24]*1.15" office:value-type="float" office:value="3508.05265136719">
            <text:p>3508,0526513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25]*1.1" office:value-type="float" office:value="1528.09502899398">
            <text:p>1528,095028994</text:p>
          </table:table-cell>
          <table:table-cell table:formula="of:=[.D25]*1.15" office:value-type="float" office:value="4034.26054907227">
            <text:p>4034,26054907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26]*1.1" office:value-type="float" office:value="1680.90453189337">
            <text:p>1680,9045318934</text:p>
          </table:table-cell>
          <table:table-cell table:formula="of:=[.D26]*1.15" office:value-type="float" office:value="4639.3996314331">
            <text:p>4639,39963143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27]*1.1" office:value-type="float" office:value="1848.99498508271">
            <text:p>1848,9949850827</text:p>
          </table:table-cell>
          <table:table-cell table:formula="of:=[.D27]*1.15" office:value-type="float" office:value="5335.30957614807">
            <text:p>5335,30957614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28]*1.1" office:value-type="float" office:value="2033.89448359098">
            <text:p>2033,894483591</text:p>
          </table:table-cell>
          <table:table-cell table:formula="of:=[.D28]*1.15" office:value-type="float" office:value="6135.60601257028">
            <text:p>6135,606012570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29]*1.1" office:value-type="float" office:value="2237.28393195008">
            <text:p>2237,2839319501</text:p>
          </table:table-cell>
          <table:table-cell table:formula="of:=[.D29]*1.15" office:value-type="float" office:value="7055.94691445582">
            <text:p>7055,94691445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0]*1.1" office:value-type="float" office:value="2461.01232514509">
            <text:p>2461,0123251451</text:p>
          </table:table-cell>
          <table:table-cell table:formula="of:=[.D30]*1.15" office:value-type="float" office:value="8114.33895162419">
            <text:p>8114,33895162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31]*1.1" office:value-type="float" office:value="2707.1135576596">
            <text:p>2707,1135576596</text:p>
          </table:table-cell>
          <table:table-cell table:formula="of:=[.D31]*1.15" office:value-type="float" office:value="9331.48979436782">
            <text:p>9331,489794367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32]*1.05" office:value-type="float" office:value="2842.46923554258">
            <text:p>2842,4692355426</text:p>
          </table:table-cell>
          <table:table-cell table:formula="of:=[.D32]*1.05" office:value-type="float" office:value="9798.06428408621">
            <text:p>9798,06428408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33]*1.05" office:value-type="float" office:value="2984.59269731971">
            <text:p>2984,5926973197</text:p>
          </table:table-cell>
          <table:table-cell table:formula="of:=[.D33]*1.05" office:value-type="float" office:value="10287.9674982905">
            <text:p>10287,96749829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34]*1.05" office:value-type="float" office:value="3133.82233218569">
            <text:p>3133,8223321857</text:p>
          </table:table-cell>
          <table:table-cell table:formula="of:=[.D34]*1.05" office:value-type="float" office:value="10802.365873205">
            <text:p>10802,3658732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35]*1.05" office:value-type="float" office:value="3290.51344879498">
            <text:p>3290,513448795</text:p>
          </table:table-cell>
          <table:table-cell table:formula="of:=[.D35]*1.05" office:value-type="float" office:value="11342.4841668653">
            <text:p>11342,48416686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36]*1.05" office:value-type="float" office:value="3455.03912123473">
            <text:p>3455,0391212347</text:p>
          </table:table-cell>
          <table:table-cell table:formula="of:=[.D36]*1.05" office:value-type="float" office:value="11909.6083752086">
            <text:p>11909,608375208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37]*1.05" office:value-type="float" office:value="3627.79107729646">
            <text:p>3627,7910772965</text:p>
          </table:table-cell>
          <table:table-cell table:formula="of:=[.D37]*1.05" office:value-type="float" office:value="12505.088793969">
            <text:p>12505,0887939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38]*1.05" office:value-type="float" office:value="3809.18063116129">
            <text:p>3809,1806311613</text:p>
          </table:table-cell>
          <table:table-cell table:formula="of:=[.D38]*1.05" office:value-type="float" office:value="13130.3432336674">
            <text:p>13130,343233667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39]*1.05" office:value-type="float" office:value="3999.63966271935">
            <text:p>3999,6396627194</text:p>
          </table:table-cell>
          <table:table-cell table:formula="of:=[.D39]*1.05" office:value-type="float" office:value="13786.8603953508">
            <text:p>13786,86039535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40]*1.05" office:value-type="float" office:value="4199.62164585532">
            <text:p>4199,6216458553</text:p>
          </table:table-cell>
          <table:table-cell table:formula="of:=[.D40]*1.05" office:value-type="float" office:value="14476.2034151184">
            <text:p>14476,20341511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41]*1.05" office:value-type="float" office:value="4409.60272814809">
            <text:p>4409,6027281481</text:p>
          </table:table-cell>
          <table:table-cell table:formula="of:=[.D41]*1.05" office:value-type="float" office:value="15200.0135858743">
            <text:p>15200,013585874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42]*1.05" office:value-type="float" office:value="4630.08286455549">
            <text:p>4630,0828645555</text:p>
          </table:table-cell>
          <table:table-cell table:formula="of:=[.D42]*1.05" office:value-type="float" office:value="15960.014265168">
            <text:p>15960,0142651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43]*1.05" office:value-type="float" office:value="4861.58700778327">
            <text:p>4861,5870077833</text:p>
          </table:table-cell>
          <table:table-cell table:formula="of:=[.D43]*1.05" office:value-type="float" office:value="16758.0149784264">
            <text:p>16758,0149784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44]*1.05" office:value-type="float" office:value="5104.66635817243">
            <text:p>5104,6663581724</text:p>
          </table:table-cell>
          <table:table-cell table:formula="of:=[.D44]*1.05" office:value-type="float" office:value="17595.9157273477">
            <text:p>17595,91572734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45]*1.05" office:value-type="float" office:value="5359.89967608105">
            <text:p>5359,8996760811</text:p>
          </table:table-cell>
          <table:table-cell table:formula="of:=[.D45]*1.05" office:value-type="float" office:value="18475.7115137151">
            <text:p>18475,71151371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46]*1.05" office:value-type="float" office:value="5627.89465988511">
            <text:p>5627,8946598851</text:p>
          </table:table-cell>
          <table:table-cell table:formula="of:=[.D46]*1.05" office:value-type="float" office:value="19399.4970894009">
            <text:p>19399,49708940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47]*1.05" office:value-type="float" office:value="5909.28939287936">
            <text:p>5909,2893928794</text:p>
          </table:table-cell>
          <table:table-cell table:formula="of:=[.D47]*1.05" office:value-type="float" office:value="20369.4719438709">
            <text:p>20369,47194387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48]*1.05" office:value-type="float" office:value="6204.75386252333">
            <text:p>6204,7538625233</text:p>
          </table:table-cell>
          <table:table-cell table:formula="of:=[.D48]*1.05" office:value-type="float" office:value="21387.9455410644">
            <text:p>21387,94554106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49]*1.05" office:value-type="float" office:value="6514.9915556495">
            <text:p>6514,9915556495</text:p>
          </table:table-cell>
          <table:table-cell table:formula="of:=[.D49]*1.05" office:value-type="float" office:value="22457.3428181177">
            <text:p>22457,34281811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50]*1.05" office:value-type="float" office:value="6840.74113343197">
            <text:p>6840,741133432</text:p>
          </table:table-cell>
          <table:table-cell table:formula="of:=[.D50]*1.05" office:value-type="float" office:value="23580.2099590236">
            <text:p>23580,20995902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51]*1.05" office:value-type="float" office:value="7182.77819010357">
            <text:p>7182,7781901036</text:p>
          </table:table-cell>
          <table:table-cell table:formula="of:=[.D51]*1.05" office:value-type="float" office:value="24759.2204569747">
            <text:p>24759,22045697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C52]*1.02" office:value-type="float" office:value="7326.43375390564">
            <text:p>7326,4337539057</text:p>
          </table:table-cell>
          <table:table-cell table:formula="of:=[.D52]*1.05" office:value-type="float" office:value="25997.1814798235">
            <text:p>25997,18147982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C53]*1.02" office:value-type="float" office:value="7472.96242898376">
            <text:p>7472,9624289838</text:p>
          </table:table-cell>
          <table:table-cell table:formula="of:=[.D53]*1.05" office:value-type="float" office:value="27297.0405538146">
            <text:p>27297,04055381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C54]*1.02" office:value-type="float" office:value="7622.42167756343">
            <text:p>7622,4216775634</text:p>
          </table:table-cell>
          <table:table-cell table:formula="of:=[.D54]*1.05" office:value-type="float" office:value="28661.8925815054">
            <text:p>28661,89258150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C55]*1.02" office:value-type="float" office:value="7774.8701111147">
            <text:p>7774,8701111147</text:p>
          </table:table-cell>
          <table:table-cell table:formula="of:=[.D55]*1.05" office:value-type="float" office:value="30094.9872105806">
            <text:p>30094,98721058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C56]*1.02" office:value-type="float" office:value="7930.36751333699">
            <text:p>7930,367513337</text:p>
          </table:table-cell>
          <table:table-cell table:formula="of:=[.D56]*1.05" office:value-type="float" office:value="31599.7365711097">
            <text:p>31599,73657110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C57]*1.02" office:value-type="float" office:value="8088.97486360373">
            <text:p>8088,9748636037</text:p>
          </table:table-cell>
          <table:table-cell table:formula="of:=[.D57]*1.05" office:value-type="float" office:value="33179.7233996652">
            <text:p>33179,72339966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C58]*1.02" office:value-type="float" office:value="8250.75436087581">
            <text:p>8250,7543608758</text:p>
          </table:table-cell>
          <table:table-cell table:formula="of:=[.D58]*1.05" office:value-type="float" office:value="34838.7095696484">
            <text:p>34838,70956964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C59]*1.02" office:value-type="float" office:value="8415.76944809333">
            <text:p>8415,7694480933</text:p>
          </table:table-cell>
          <table:table-cell table:formula="of:=[.D59]*1.05" office:value-type="float" office:value="36580.6450481308">
            <text:p>36580,64504813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C60]*1.02" office:value-type="float" office:value="8584.08483705519">
            <text:p>8584,0848370552</text:p>
          </table:table-cell>
          <table:table-cell table:formula="of:=[.D60]*1.05" office:value-type="float" office:value="38409.6773005374">
            <text:p>38409,677300537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C61]*1.02" office:value-type="float" office:value="8755.7665337963">
            <text:p>8755,7665337963</text:p>
          </table:table-cell>
          <table:table-cell table:formula="of:=[.D61]*1.05" office:value-type="float" office:value="40330.1611655643">
            <text:p>40330,161165564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C62]*1.02" office:value-type="float" office:value="8930.88186447222">
            <text:p>8930,8818644722</text:p>
          </table:table-cell>
          <table:table-cell table:formula="of:=[.D62]*1.05" office:value-type="float" office:value="42346.6692238425">
            <text:p>42346,66922384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C63]*1.02" office:value-type="float" office:value="9109.49950176167">
            <text:p>9109,4995017617</text:p>
          </table:table-cell>
          <table:table-cell table:formula="of:=[.D63]*1.05" office:value-type="float" office:value="44464.0026850346">
            <text:p>44464,00268503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C64]*1.02" office:value-type="float" office:value="9291.6894917969">
            <text:p>9291,6894917969</text:p>
          </table:table-cell>
          <table:table-cell table:formula="of:=[.D64]*1.05" office:value-type="float" office:value="46687.2028192863">
            <text:p>46687,20281928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65]*1.02" office:value-type="float" office:value="9477.52328163284">
            <text:p>9477,5232816328</text:p>
          </table:table-cell>
          <table:table-cell table:formula="of:=[.D65]*1.05" office:value-type="float" office:value="49021.5629602507">
            <text:p>49021,56296025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C66]*1.02" office:value-type="float" office:value="9667.07374726549">
            <text:p>9667,0737472655</text:p>
          </table:table-cell>
          <table:table-cell table:formula="of:=[.D66]*1.05" office:value-type="float" office:value="51472.6411082632">
            <text:p>51472,64110826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C67]*1.02" office:value-type="float" office:value="9860.4152222108">
            <text:p>9860,4152222108</text:p>
          </table:table-cell>
          <table:table-cell table:formula="of:=[.D67]*1.05" office:value-type="float" office:value="54046.2731636764">
            <text:p>54046,27316367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C68]*1.02" office:value-type="float" office:value="10057.623526655">
            <text:p>10057,623526655</text:p>
          </table:table-cell>
          <table:table-cell table:formula="of:=[.D68]*1.05" office:value-type="float" office:value="56748.5868218602">
            <text:p>56748,58682186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C69]*1.02" office:value-type="float" office:value="10258.7759971881">
            <text:p>10258,7759971881</text:p>
          </table:table-cell>
          <table:table-cell table:formula="of:=[.D69]*1.05" office:value-type="float" office:value="59586.0161629532">
            <text:p>59586,01616295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C70]*1.02" office:value-type="float" office:value="10463.9515171319">
            <text:p>10463,9515171319</text:p>
          </table:table-cell>
          <table:table-cell table:formula="of:=[.D70]*1.05" office:value-type="float" office:value="62565.3169711008">
            <text:p>62565,3169711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C71]*1.02" office:value-type="float" office:value="10673.2305474745">
            <text:p>10673,2305474745</text:p>
          </table:table-cell>
          <table:table-cell table:formula="of:=[.D71]*1.05" office:value-type="float" office:value="65693.5828196559">
            <text:p>65693,58281965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C72]*1.02" office:value-type="float" office:value="10886.695158424">
            <text:p>10886,695158424</text:p>
          </table:table-cell>
          <table:table-cell table:formula="of:=[.D72]*1.05" office:value-type="float" office:value="68978.2619606387">
            <text:p>68978,26196063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C73]*1.02" office:value-type="float" office:value="11104.4290615925">
            <text:p>11104,4290615925</text:p>
          </table:table-cell>
          <table:table-cell table:formula="of:=[.D73]*1.05" office:value-type="float" office:value="72427.1750586706">
            <text:p>72427,17505867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C74]*1.02" office:value-type="float" office:value="11326.5176428243">
            <text:p>11326,5176428243</text:p>
          </table:table-cell>
          <table:table-cell table:formula="of:=[.D74]*1.05" office:value-type="float" office:value="76048.5338116042">
            <text:p>76048,53381160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C75]*1.02" office:value-type="float" office:value="11553.0479956808">
            <text:p>11553,0479956808</text:p>
          </table:table-cell>
          <table:table-cell table:formula="of:=[.D75]*1.05" office:value-type="float" office:value="79850.9605021844">
            <text:p>79850,96050218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C76]*1.02" office:value-type="float" office:value="11784.1089555945">
            <text:p>11784,1089555945</text:p>
          </table:table-cell>
          <table:table-cell table:formula="of:=[.D76]*1.05" office:value-type="float" office:value="83843.5085272936">
            <text:p>83843,5085272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C77]*1.02" office:value-type="float" office:value="12019.7911347063">
            <text:p>12019,7911347063</text:p>
          </table:table-cell>
          <table:table-cell table:formula="of:=[.D77]*1.05" office:value-type="float" office:value="88035.6839536583">
            <text:p>88035,68395365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C78]*1.02" office:value-type="float" office:value="12260.1869574005">
            <text:p>12260,1869574005</text:p>
          </table:table-cell>
          <table:table-cell table:formula="of:=[.D78]*1.05" office:value-type="float" office:value="92437.4681513412">
            <text:p>92437,46815134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C79]*1.02" office:value-type="float" office:value="12505.3906965485">
            <text:p>12505,3906965485</text:p>
          </table:table-cell>
          <table:table-cell table:formula="of:=[.D79]*1.05" office:value-type="float" office:value="97059.3415589083">
            <text:p>97059,34155890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C80]*1.02" office:value-type="float" office:value="12755.4985104794">
            <text:p>12755,4985104794</text:p>
          </table:table-cell>
          <table:table-cell table:formula="of:=[.D80]*1.05" office:value-type="float" office:value="101912.308636854">
            <text:p>101912,3086368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81]*1.02" office:value-type="float" office:value="13010.608480689">
            <text:p>13010,608480689</text:p>
          </table:table-cell>
          <table:table-cell table:formula="of:=[.D81]*1.05" office:value-type="float" office:value="107007.924068696">
            <text:p>107007,9240686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C82]*1.02" office:value-type="float" office:value="13270.8206503028">
            <text:p>13270,8206503028</text:p>
          </table:table-cell>
          <table:table-cell table:formula="of:=[.D82]*1.05" office:value-type="float" office:value="112358.320272131">
            <text:p>112358,3202721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C83]*1.02" office:value-type="float" office:value="13536.2370633089">
            <text:p>13536,2370633089</text:p>
          </table:table-cell>
          <table:table-cell table:formula="of:=[.D83]*1.05" office:value-type="float" office:value="117976.236285738">
            <text:p>117976,2362857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C84]*1.02" office:value-type="float" office:value="13806.961804575">
            <text:p>13806,961804575</text:p>
          </table:table-cell>
          <table:table-cell table:formula="of:=[.D84]*1.05" office:value-type="float" office:value="123875.048100025">
            <text:p>123875,0481000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C85]*1.02" office:value-type="float" office:value="14083.1010406666">
            <text:p>14083,1010406666</text:p>
          </table:table-cell>
          <table:table-cell table:formula="of:=[.D85]*1.05" office:value-type="float" office:value="130068.800505026">
            <text:p>130068,8005050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C86]*1.02" office:value-type="float" office:value="14364.7630614799">
            <text:p>14364,7630614799</text:p>
          </table:table-cell>
          <table:table-cell table:formula="of:=[.D86]*1.05" office:value-type="float" office:value="136572.240530277">
            <text:p>136572,2405302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C87]*1.02" office:value-type="float" office:value="14652.0583227095">
            <text:p>14652,0583227095</text:p>
          </table:table-cell>
          <table:table-cell table:formula="of:=[.D87]*1.05" office:value-type="float" office:value="143400.852556791">
            <text:p>143400,8525567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C88]*1.02" office:value-type="float" office:value="14945.0994891637">
            <text:p>14945,0994891637</text:p>
          </table:table-cell>
          <table:table-cell table:formula="of:=[.D88]*1.05" office:value-type="float" office:value="150570.895184631">
            <text:p>150570,8951846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C89]*1.02" office:value-type="float" office:value="15244.0014789469">
            <text:p>15244,0014789469</text:p>
          </table:table-cell>
          <table:table-cell table:formula="of:=[.D89]*1.05" office:value-type="float" office:value="158099.439943862">
            <text:p>158099,4399438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C90]*1.02" office:value-type="float" office:value="15548.8815085259">
            <text:p>15548,8815085259</text:p>
          </table:table-cell>
          <table:table-cell table:formula="of:=[.D90]*1.05" office:value-type="float" office:value="166004.411941055">
            <text:p>166004,41194105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C91]*1.02" office:value-type="float" office:value="15859.8591386964">
            <text:p>15859,8591386964</text:p>
          </table:table-cell>
          <table:table-cell table:formula="of:=[.D91]*1.05" office:value-type="float" office:value="174304.632538108">
            <text:p>174304,6325381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C92]*1.02" office:value-type="float" office:value="16177.0563214703">
            <text:p>16177,0563214703</text:p>
          </table:table-cell>
          <table:table-cell table:formula="of:=[.D92]*1.05" office:value-type="float" office:value="183019.864165013">
            <text:p>183019,8641650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C93]*1.02" office:value-type="float" office:value="16500.5974478997">
            <text:p>16500,5974478997</text:p>
          </table:table-cell>
          <table:table-cell table:formula="of:=[.D93]*1.05" office:value-type="float" office:value="192170.857373264">
            <text:p>192170,857373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C94]*1.02" office:value-type="float" office:value="16830.6093968577">
            <text:p>16830,6093968577</text:p>
          </table:table-cell>
          <table:table-cell table:formula="of:=[.D94]*1.05" office:value-type="float" office:value="201779.400241927">
            <text:p>201779,40024192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C95]*1.02" office:value-type="float" office:value="17167.2215847949">
            <text:p>17167,2215847949</text:p>
          </table:table-cell>
          <table:table-cell table:formula="of:=[.D95]*1.05" office:value-type="float" office:value="211868.370254024">
            <text:p>211868,370254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C96]*1.02" office:value-type="float" office:value="17510.5660164908">
            <text:p>17510,5660164908</text:p>
          </table:table-cell>
          <table:table-cell table:formula="of:=[.D96]*1.05" office:value-type="float" office:value="222461.788766725">
            <text:p>222461,7887667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97]*1.02" office:value-type="float" office:value="17860.7773368206">
            <text:p>17860,77733682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C98]*1.02" office:value-type="float" office:value="18217.992883557">
            <text:p>18217,9928835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C99]*1.02" office:value-type="float" office:value="18582.3527412282">
            <text:p>18582,35274122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C100]*1.02" office:value-type="float" office:value="18953.9997960527">
            <text:p>18953,99979605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C101]*1.02" office:value-type="float" office:value="19333.0797919738">
            <text:p>19333,07979197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C102]*1.015" office:value-type="float" office:value="19623.0759888534">
            <text:p>19623,07598885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C103]*1.015" office:value-type="float" office:value="19917.4221286862">
            <text:p>19917,42212868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C104]*1.015" office:value-type="float" office:value="20216.1834606165">
            <text:p>20216,18346061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C105]*1.015" office:value-type="float" office:value="20519.4262125257">
            <text:p>20519,42621252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C106]*1.015" office:value-type="float" office:value="20827.2176057136">
            <text:p>20827,21760571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C107]*1.015" office:value-type="float" office:value="21139.6258697993">
            <text:p>21139,62586979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C108]*1.015" office:value-type="float" office:value="21456.7202578463">
            <text:p>21456,7202578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C109]*1.015" office:value-type="float" office:value="21778.571061714">
            <text:p>21778,5710617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C110]*1.015" office:value-type="float" office:value="22105.2496276397">
            <text:p>22105,24962763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C111]*1.015" office:value-type="float" office:value="22436.8283720543">
            <text:p>22436,8283720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C112]*1.015" office:value-type="float" office:value="22773.3807976351">
            <text:p>22773,38079763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C113]*1.015" office:value-type="float" office:value="23114.9815095996">
            <text:p>23114,98150959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C114]*1.015" office:value-type="float" office:value="23461.7062322436">
            <text:p>23461,70623224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C115]*1.015" office:value-type="float" office:value="23813.6318257273">
            <text:p>23813,63182572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C116]*1.015" office:value-type="float" office:value="24170.8363031132">
            <text:p>24170,8363031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C117]*1.015" office:value-type="float" office:value="24533.3988476599">
            <text:p>24533,39884765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C118]*1.015" office:value-type="float" office:value="24901.3998303748">
            <text:p>24901,39983037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C119]*1.015" office:value-type="float" office:value="25274.9208278304">
            <text:p>25274,92082783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C120]*1.015" office:value-type="float" office:value="25654.0446402478">
            <text:p>25654,04464024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C121]*1.015" office:value-type="float" office:value="26038.8553098515">
            <text:p>26038,85530985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C122]*1.015" office:value-type="float" office:value="26429.4381394993">
            <text:p>26429,43813949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C123]*1.015" office:value-type="float" office:value="26825.8797115918">
            <text:p>26825,87971159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C124]*1.015" office:value-type="float" office:value="27228.2679072657">
            <text:p>27228,26790726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C125]*1.015" office:value-type="float" office:value="27636.6919258747">
            <text:p>27636,69192587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126]*1.015" office:value-type="float" office:value="28051.2423047628">
            <text:p>28051,24230476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C127]*1.015" office:value-type="float" office:value="28472.0109393342">
            <text:p>28472,01093933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C128]*1.015" office:value-type="float" office:value="28899.0911034242">
            <text:p>28899,09110342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129]*1.015" office:value-type="float" office:value="29332.5774699756">
            <text:p>29332,57746997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C130]*1.015" office:value-type="float" office:value="29772.5661320252">
            <text:p>29772,56613202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C131]*1.015" office:value-type="float" office:value="30219.1546240056">
            <text:p>30219,15462400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C132]*1.015" office:value-type="float" office:value="30672.4419433657">
            <text:p>30672,44194336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C133]*1.015" office:value-type="float" office:value="31132.5285725162">
            <text:p>31132,52857251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C134]*1.015" office:value-type="float" office:value="31599.5165011039">
            <text:p>31599,51650110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C135]*1.015" office:value-type="float" office:value="32073.5092486205">
            <text:p>32073,50924862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C136]*1.015" office:value-type="float" office:value="32554.6118873498">
            <text:p>32554,61188734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C137]*1.015" office:value-type="float" office:value="33042.93106566">
            <text:p>33042,931065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C138]*1.015" office:value-type="float" office:value="33538.5750316449">
            <text:p>33538,57503164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C139]*1.015" office:value-type="float" office:value="34041.6536571196">
            <text:p>34041,65365711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C140]*1.015" office:value-type="float" office:value="34552.2784619764">
            <text:p>34552,27846197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C141]*1.015" office:value-type="float" office:value="35070.562638906">
            <text:p>35070,562638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[.C142]*1.015" office:value-type="float" office:value="35596.6210784896">
            <text:p>35596,6210784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[.C143]*1.015" office:value-type="float" office:value="36130.5703946669">
            <text:p>36130,57039466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C144]*1.015" office:value-type="float" office:value="36672.5289505869">
            <text:p>36672,52895058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[.C145]*1.015" office:value-type="float" office:value="37222.6168848457">
            <text:p>37222,61688484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[.C146]*1.015" office:value-type="float" office:value="37780.9561381184">
            <text:p>37780,95613811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[.C147]*1.015" office:value-type="float" office:value="38347.6704801902">
            <text:p>38347,67048019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[.C148]*1.015" office:value-type="float" office:value="38922.885537393">
            <text:p>38922,8855373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[.C149]*1.015" office:value-type="float" office:value="39506.7288204539">
            <text:p>39506,72882045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[.C150]*1.015" office:value-type="float" office:value="40099.3297527607">
            <text:p>40099,32975276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C151]*1.015" office:value-type="float" office:value="40700.8196990521">
            <text:p>40700,81969905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[.C152]*1.01" office:value-type="float" office:value="41107.8278960427">
            <text:p>41107,82789604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[.C153]*1.01" office:value-type="float" office:value="41518.9061750031">
            <text:p>41518,90617500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[.C154]*1.01" office:value-type="float" office:value="41934.0952367531">
            <text:p>41934,09523675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[.C155]*1.01" office:value-type="float" office:value="42353.4361891206">
            <text:p>42353,43618912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[.C156]*1.01" office:value-type="float" office:value="42776.9705510119">
            <text:p>42776,97055101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[.C157]*1.01" office:value-type="float" office:value="43204.740256522">
            <text:p>43204,7402565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[.C158]*1.01" office:value-type="float" office:value="43636.7876590872">
            <text:p>43636,78765908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[.C159]*1.01" office:value-type="float" office:value="44073.1555356781">
            <text:p>44073,15553567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C160]*1.01" office:value-type="float" office:value="44513.8870910348">
            <text:p>44513,88709103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161]*1.01" office:value-type="float" office:value="44959.0259619452">
            <text:p>44959,02596194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[.C162]*1.01" office:value-type="float" office:value="45408.6162215646">
            <text:p>45408,61622156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[.C163]*1.01" office:value-type="float" office:value="45862.7023837803">
            <text:p>45862,70238378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[.C164]*1.01" office:value-type="float" office:value="46321.3294076181">
            <text:p>46321,32940761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[.C165]*1.01" office:value-type="float" office:value="46784.5427016943">
            <text:p>46784,54270169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[.C166]*1.01" office:value-type="float" office:value="47252.3881287112">
            <text:p>47252,3881287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[.C167]*1.01" office:value-type="float" office:value="47724.9120099983">
            <text:p>47724,91200999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[.C168]*1.01" office:value-type="float" office:value="48202.1611300983">
            <text:p>48202,16113009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[.C169]*1.01" office:value-type="float" office:value="48684.1827413993">
            <text:p>48684,18274139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[.C170]*1.01" office:value-type="float" office:value="49171.0245688133">
            <text:p>49171,02456881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C171]*1.01" office:value-type="float" office:value="49662.7348145014">
            <text:p>49662,73481450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[.C172]*1.01" office:value-type="float" office:value="50159.3621626464">
            <text:p>50159,36216264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[.C173]*1.01" office:value-type="float" office:value="50660.9557842729">
            <text:p>50660,95578427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[.C174]*1.01" office:value-type="float" office:value="51167.5653421156">
            <text:p>51167,56534211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[.C175]*1.01" office:value-type="float" office:value="51679.2409955368">
            <text:p>51679,24099553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C176]*1.01" office:value-type="float" office:value="52196.0334054922">
            <text:p>52196,03340549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[.C177]*1.01" office:value-type="float" office:value="52717.9937395471">
            <text:p>52717,99373954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[.C178]*1.01" office:value-type="float" office:value="53245.1736769425">
            <text:p>53245,17367694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[.C179]*1.01" office:value-type="float" office:value="53777.625413712">
            <text:p>53777,6254137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[.C180]*1.01" office:value-type="float" office:value="54315.4016678491">
            <text:p>54315,4016678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C181]*1.01" office:value-type="float" office:value="54858.5556845276">
            <text:p>54858,55568452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[.C182]*1.01" office:value-type="float" office:value="55407.1412413729">
            <text:p>55407,14124137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[.C183]*1.01" office:value-type="float" office:value="55961.2126537866">
            <text:p>55961,21265378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[.C184]*1.01" office:value-type="float" office:value="56520.8247803245">
            <text:p>56520,82478032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[.C185]*1.01" office:value-type="float" office:value="57086.0330281277">
            <text:p>57086,03302812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[.C186]*1.01" office:value-type="float" office:value="57656.893358409">
            <text:p>57656,8933584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[.C187]*1.01" office:value-type="float" office:value="58233.4622919931">
            <text:p>58233,46229199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[.C188]*1.01" office:value-type="float" office:value="58815.796914913">
            <text:p>58815,7969149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[.C189]*1.01" office:value-type="float" office:value="59403.9548840621">
            <text:p>59403,9548840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[.C190]*1.01" office:value-type="float" office:value="59997.9944329027">
            <text:p>59997,99443290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C191]*1.01" office:value-type="float" office:value="60597.9743772318">
            <text:p>60597,97437723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C192]*1.01" office:value-type="float" office:value="61203.9541210041">
            <text:p>61203,95412100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[.C193]*1.01" office:value-type="float" office:value="61815.9936622141">
            <text:p>61815,9936622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[.C194]*1.01" office:value-type="float" office:value="62434.1535988363">
            <text:p>62434,15359883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[.C195]*1.01" office:value-type="float" office:value="63058.4951348246">
            <text:p>63058,49513482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[.C196]*1.01" office:value-type="float" office:value="63689.0800861729">
            <text:p>63689,08008617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[.C197]*1.01" office:value-type="float" office:value="64325.9708870346">
            <text:p>64325,97088703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[.C198]*1.01" office:value-type="float" office:value="64969.230595905">
            <text:p>64969,2305959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[.C199]*1.01" office:value-type="float" office:value="65618.922901864">
            <text:p>65618,9229018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[.C200]*1.01" office:value-type="float" office:value="66275.1121308826">
            <text:p>66275,11213088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C201]*1.01" office:value-type="float" office:value="66937.8632521915">
            <text:p>66937,8632521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[.C202]*1.005" office:value-type="float" office:value="67272.5525684524">
            <text:p>67272,55256845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[.C203]*1.005" office:value-type="float" office:value="67608.9153312947">
            <text:p>67608,91533129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[.C204]*1.005" office:value-type="float" office:value="67946.9599079511">
            <text:p>67946,9599079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[.C205]*1.005" office:value-type="float" office:value="68286.6947074909">
            <text:p>68286,69470749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[.C206]*1.005" office:value-type="float" office:value="68628.1281810283">
            <text:p>68628,12818102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[.C207]*1.005" office:value-type="float" office:value="68971.2688219335">
            <text:p>68971,26882193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C208]*1.005" office:value-type="float" office:value="69316.1251660431">
            <text:p>69316,12516604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[.C209]*1.005" office:value-type="float" office:value="69662.7057918733">
            <text:p>69662,70579187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[.C210]*1.005" office:value-type="float" office:value="70011.0193208327">
            <text:p>70011,01932083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[.C211]*1.005" office:value-type="float" office:value="70361.0744174369">
            <text:p>70361,07441743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[.C212]*1.005" office:value-type="float" office:value="70712.879789524">
            <text:p>70712,8797895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[.C213]*1.005" office:value-type="float" office:value="71066.4441884717">
            <text:p>71066,44418847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[.C214]*1.005" office:value-type="float" office:value="71421.776409414">
            <text:p>71421,7764094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[.C215]*1.005" office:value-type="float" office:value="71778.8852914611">
            <text:p>71778,88529146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[.C216]*1.005" office:value-type="float" office:value="72137.7797179184">
            <text:p>72137,77971791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[.C217]*1.005" office:value-type="float" office:value="72498.4686165079">
            <text:p>72498,46861650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[.C218]*1.005" office:value-type="float" office:value="72860.9609595905">
            <text:p>72860,96095959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[.C219]*1.005" office:value-type="float" office:value="73225.2657643884">
            <text:p>73225,26576438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[.C220]*1.005" office:value-type="float" office:value="73591.3920932103">
            <text:p>73591,39209321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[.C221]*1.005" office:value-type="float" office:value="73959.3490536764">
            <text:p>73959,34905367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[.C222]*1.005" office:value-type="float" office:value="74329.1457989448">
            <text:p>74329,1457989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[.C223]*1.005" office:value-type="float" office:value="74700.7915279395">
            <text:p>74700,79152793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C224]*1.005" office:value-type="float" office:value="75074.2954855792">
            <text:p>75074,2954855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[.C225]*1.005" office:value-type="float" office:value="75449.6669630071">
            <text:p>75449,66696300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[.C226]*1.005" office:value-type="float" office:value="75826.9152978221">
            <text:p>75826,91529782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[.C227]*1.005" office:value-type="float" office:value="76206.0498743112">
            <text:p>76206,0498743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[.C228]*1.005" office:value-type="float" office:value="76587.0801236827">
            <text:p>76587,08012368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[.C229]*1.005" office:value-type="float" office:value="76970.0155243011">
            <text:p>76970,0155243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[.C230]*1.005" office:value-type="float" office:value="77354.8656019226">
            <text:p>77354,86560192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[.C231]*1.005" office:value-type="float" office:value="77741.6399299322">
            <text:p>77741,63992993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[.C232]*1.005" office:value-type="float" office:value="78130.3481295819">
            <text:p>78130,34812958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[.C233]*1.005" office:value-type="float" office:value="78520.9998702298">
            <text:p>78520,9998702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[.C234]*1.005" office:value-type="float" office:value="78913.6048695809">
            <text:p>78913,60486958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[.C235]*1.005" office:value-type="float" office:value="79308.1728939288">
            <text:p>79308,17289392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[.C236]*1.005" office:value-type="float" office:value="79704.7137583985">
            <text:p>79704,7137583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[.C237]*1.005" office:value-type="float" office:value="80103.2373271904">
            <text:p>80103,23732719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[.C238]*1.005" office:value-type="float" office:value="80503.7535138264">
            <text:p>80503,75351382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[.C239]*1.005" office:value-type="float" office:value="80906.2722813955">
            <text:p>80906,27228139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C240]*1.005" office:value-type="float" office:value="81310.8036428025">
            <text:p>81310,80364280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[.C241]*1.005" office:value-type="float" office:value="81717.3576610165">
            <text:p>81717,35766101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[.C242]*1.005" office:value-type="float" office:value="82125.9444493216">
            <text:p>82125,94444932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[.C243]*1.005" office:value-type="float" office:value="82536.5741715681">
            <text:p>82536,57417156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[.C244]*1.005" office:value-type="float" office:value="82949.257042426">
            <text:p>82949,2570424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[.C245]*1.005" office:value-type="float" office:value="83364.0033276381">
            <text:p>83364,00332763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[.C246]*1.005" office:value-type="float" office:value="83780.8233442763">
            <text:p>83780,82334427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[.C247]*1.005" office:value-type="float" office:value="84199.7274609977">
            <text:p>84199,72746099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[.C248]*1.005" office:value-type="float" office:value="84620.7260983026">
            <text:p>84620,72609830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[.C249]*1.005" office:value-type="float" office:value="85043.8297287941">
            <text:p>85043,8297287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[.C250]*1.005" office:value-type="float" office:value="85469.0488774381">
            <text:p>85469,04887743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251]*1.005" office:value-type="float" office:value="85896.3941218253">
            <text:p>85896,39412182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[.C252]*1.002" office:value-type="float" office:value="86068.1869100689">
            <text:p>86068,186910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[.C253]*1.002" office:value-type="float" office:value="86240.3232838891">
            <text:p>86240,32328388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[.C254]*1.002" office:value-type="float" office:value="86412.8039304568">
            <text:p>86412,80393045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[.C255]*1.002" office:value-type="float" office:value="86585.6295383177">
            <text:p>86585,62953831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C256]*1.002" office:value-type="float" office:value="86758.8007973944">
            <text:p>86758,80079739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257]*1.002" office:value-type="float" office:value="86932.3183989892">
            <text:p>86932,31839898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[.C258]*1.002" office:value-type="float" office:value="87106.1830357872">
            <text:p>87106,18303578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[.C259]*1.002" office:value-type="float" office:value="87280.3954018587">
            <text:p>87280,3954018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[.C260]*1.002" office:value-type="float" office:value="87454.9561926625">
            <text:p>87454,95619266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[.C261]*1.002" office:value-type="float" office:value="87629.8661050478">
            <text:p>87629,86610504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[.C262]*1.002" office:value-type="float" office:value="87805.1258372579">
            <text:p>87805,12583725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[.C263]*1.002" office:value-type="float" office:value="87980.7360889324">
            <text:p>87980,73608893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[.C264]*1.002" office:value-type="float" office:value="88156.6975611103">
            <text:p>88156,69756111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[.C265]*1.002" office:value-type="float" office:value="88333.0109562325">
            <text:p>88333,01095623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[.C266]*1.002" office:value-type="float" office:value="88509.676978145">
            <text:p>88509,6769781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[.C267]*1.002" office:value-type="float" office:value="88686.6963321012">
            <text:p>88686,69633210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[.C268]*1.002" office:value-type="float" office:value="88864.0697247654">
            <text:p>88864,06972476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[.C269]*1.002" office:value-type="float" office:value="89041.797864215">
            <text:p>89041,7978642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[.C270]*1.002" office:value-type="float" office:value="89219.8814599434">
            <text:p>89219,88145994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[.C271]*1.002" office:value-type="float" office:value="89398.3212228633">
            <text:p>89398,32122286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[.C272]*1.002" office:value-type="float" office:value="89577.117865309">
            <text:p>89577,1178653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[.C273]*1.002" office:value-type="float" office:value="89756.2721010396">
            <text:p>89756,27210103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[.C274]*1.002" office:value-type="float" office:value="89935.7846452417">
            <text:p>89935,7846452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[.C275]*1.002" office:value-type="float" office:value="90115.6562145322">
            <text:p>90115,65621453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[.C276]*1.002" office:value-type="float" office:value="90295.8875269613">
            <text:p>90295,88752696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[.C277]*1.002" office:value-type="float" office:value="90476.4793020152">
            <text:p>90476,47930201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[.C278]*1.002" office:value-type="float" office:value="90657.4322606192">
            <text:p>90657,43226061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[.C279]*1.002" office:value-type="float" office:value="90838.7471251405">
            <text:p>90838,74712514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[.C280]*1.002" office:value-type="float" office:value="91020.4246193907">
            <text:p>91020,42461939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[.C281]*1.002" office:value-type="float" office:value="91202.4654686295">
            <text:p>91202,46546862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[.C282]*1.002" office:value-type="float" office:value="91384.8703995668">
            <text:p>91384,87039956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[.C283]*1.002" office:value-type="float" office:value="91567.6401403659">
            <text:p>91567,64014036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[.C284]*1.002" office:value-type="float" office:value="91750.7754206467">
            <text:p>91750,77542064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[.C285]*1.002" office:value-type="float" office:value="91934.2769714879">
            <text:p>91934,27697148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[.C286]*1.002" office:value-type="float" office:value="92118.1455254309">
            <text:p>92118,14552543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[.C287]*1.002" office:value-type="float" office:value="92302.3818164818">
            <text:p>92302,38181648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[.C288]*1.002" office:value-type="float" office:value="92486.9865801147">
            <text:p>92486,98658011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[.C289]*1.002" office:value-type="float" office:value="92671.960553275">
            <text:p>92671,9605532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[.C290]*1.002" office:value-type="float" office:value="92857.3044743815">
            <text:p>92857,30447438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[.C291]*1.002" office:value-type="float" office:value="93043.0190833303">
            <text:p>93043,01908333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[.C292]*1.002" office:value-type="float" office:value="93229.105121497">
            <text:p>93229,105121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[.C293]*1.002" office:value-type="float" office:value="93415.5633317399">
            <text:p>93415,56333173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[.C294]*1.002" office:value-type="float" office:value="93602.3944584034">
            <text:p>93602,39445840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[.C295]*1.002" office:value-type="float" office:value="93789.5992473202">
            <text:p>93789,59924732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[.C296]*1.002" office:value-type="float" office:value="93977.1784458149">
            <text:p>93977,17844581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[.C297]*1.002" office:value-type="float" office:value="94165.1328027065">
            <text:p>94165,13280270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[.C298]*1.002" office:value-type="float" office:value="94353.4630683119">
            <text:p>94353,46306831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[.C299]*1.002" office:value-type="float" office:value="94542.1699944485">
            <text:p>94542,1699944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[.C300]*1.002" office:value-type="float" office:value="94731.2543344374">
            <text:p>94731,25433443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C301]*1.002" office:value-type="float" office:value="94920.7168431063">
            <text:p>94920,71684310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[.C302]*1.002" office:value-type="float" office:value="95110.5582767925">
            <text:p>95110,5582767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[.C303]*1.002" office:value-type="float" office:value="95300.7793933461">
            <text:p>95300,77939334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[.C304]*1.002" office:value-type="float" office:value="95491.3809521328">
            <text:p>95491,38095213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[.C305]*1.002" office:value-type="float" office:value="95682.3637140371">
            <text:p>95682,36371403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[.C306]*1.002" office:value-type="float" office:value="95873.7284414652">
            <text:p>95873,72844146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[.C307]*1.002" office:value-type="float" office:value="96065.4758983481">
            <text:p>96065,47589834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[.C308]*1.002" office:value-type="float" office:value="96257.6068501448">
            <text:p>96257,6068501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[.C309]*1.002" office:value-type="float" office:value="96450.1220638451">
            <text:p>96450,12206384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[.C310]*1.002" office:value-type="float" office:value="96643.0223079728">
            <text:p>96643,02230797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[.C311]*1.002" office:value-type="float" office:value="96836.3083525887">
            <text:p>96836,30835258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[.C312]*1.002" office:value-type="float" office:value="97029.9809692939">
            <text:p>97029,98096929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[.C313]*1.002" office:value-type="float" office:value="97224.0409312325">
            <text:p>97224,04093123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[.C314]*1.002" office:value-type="float" office:value="97418.489013095">
            <text:p>97418,489013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[.C315]*1.002" office:value-type="float" office:value="97613.3259911211">
            <text:p>97613,32599112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[.C316]*1.002" office:value-type="float" office:value="97808.5526431034">
            <text:p>97808,55264310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[.C317]*1.002" office:value-type="float" office:value="98004.1697483896">
            <text:p>98004,1697483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[.C318]*1.002" office:value-type="float" office:value="98200.1780878864">
            <text:p>98200,17808788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[.C319]*1.002" office:value-type="float" office:value="98396.5784440621">
            <text:p>98396,5784440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[.C320]*1.002" office:value-type="float" office:value="98593.3716009503">
            <text:p>98593,37160095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[.C321]*1.002" office:value-type="float" office:value="98790.5583441522">
            <text:p>98790,55834415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[.C322]*1.002" office:value-type="float" office:value="98988.1394608405">
            <text:p>98988,13946084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[.C323]*1.002" office:value-type="float" office:value="99186.1157397621">
            <text:p>99186,1157397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[.C324]*1.002" office:value-type="float" office:value="99384.4879712417">
            <text:p>99384,4879712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[.C325]*1.002" office:value-type="float" office:value="99583.2569471842">
            <text:p>99583,25694718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[.C326]*1.002" office:value-type="float" office:value="99782.4234610785">
            <text:p>99782,42346107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[.C327]*1.002" office:value-type="float" office:value="99981.9883080007">
            <text:p>99981,98830800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[.C328]*1.002" office:value-type="float" office:value="100181.952284617">
            <text:p>100181,9522846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[.C329]*1.002" office:value-type="float" office:value="100382.316189186">
            <text:p>100382,3161891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[.C330]*1.002" office:value-type="float" office:value="100583.080821564">
            <text:p>100583,0808215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[.C331]*1.002" office:value-type="float" office:value="100784.246983207">
            <text:p>100784,2469832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[.C332]*1.002" office:value-type="float" office:value="100985.815477174">
            <text:p>100985,8154771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[.C333]*1.002" office:value-type="float" office:value="101187.787108128">
            <text:p>101187,7871081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[.C334]*1.002" office:value-type="float" office:value="101390.162682344">
            <text:p>101390,1626823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[.C335]*1.002" office:value-type="float" office:value="101592.943007709">
            <text:p>101592,9430077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[.C336]*1.002" office:value-type="float" office:value="101796.128893725">
            <text:p>101796,1288937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[.C337]*1.002" office:value-type="float" office:value="101999.721151512">
            <text:p>101999,7211515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[.C338]*1.002" office:value-type="float" office:value="102203.720593815">
            <text:p>102203,7205938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[.C339]*1.002" office:value-type="float" office:value="102408.128035003">
            <text:p>102408,1280350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[.C340]*1.002" office:value-type="float" office:value="102612.944291073">
            <text:p>102612,9442910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[.C341]*1.002" office:value-type="float" office:value="102818.170179655">
            <text:p>102818,1701796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[.C342]*1.002" office:value-type="float" office:value="103023.806520014">
            <text:p>103023,8065200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[.C343]*1.002" office:value-type="float" office:value="103229.854133054">
            <text:p>103229,854133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[.C344]*1.002" office:value-type="float" office:value="103436.31384132">
            <text:p>103436,31384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[.C345]*1.002" office:value-type="float" office:value="103643.186469003">
            <text:p>103643,1864690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[.C346]*1.002" office:value-type="float" office:value="103850.472841941">
            <text:p>103850,472841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[.C347]*1.002" office:value-type="float" office:value="104058.173787625">
            <text:p>104058,1737876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[.C348]*1.002" office:value-type="float" office:value="104266.2901352">
            <text:p>104266,29013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[.C349]*1.002" office:value-type="float" office:value="104474.82271547">
            <text:p>104474,822715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[.C350]*1.002" office:value-type="float" office:value="104683.772360901">
            <text:p>104683,7723609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351]*1.002" office:value-type="float" office:value="104893.139905623">
            <text:p>104893,1399056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[.C352]*1.002" office:value-type="float" office:value="105102.926185434">
            <text:p>105102,9261854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[.C353]*1.002" office:value-type="float" office:value="105313.132037805">
            <text:p>105313,1320378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[.C354]*1.002" office:value-type="float" office:value="105523.758301881">
            <text:p>105523,7583018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[.C355]*1.002" office:value-type="float" office:value="105734.805818485">
            <text:p>105734,805818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[.C356]*1.002" office:value-type="float" office:value="105946.275430122">
            <text:p>105946,275430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[.C357]*1.002" office:value-type="float" office:value="106158.167980982">
            <text:p>106158,1679809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[.C358]*1.002" office:value-type="float" office:value="106370.484316944">
            <text:p>106370,4843169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[.C359]*1.002" office:value-type="float" office:value="106583.225285578">
            <text:p>106583,2252855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[.C360]*1.002" office:value-type="float" office:value="106796.391736149">
            <text:p>106796,3917361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[.C361]*1.002" office:value-type="float" office:value="107009.984519621">
            <text:p>107009,984519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formula="of:=[.C362]*1.002" office:value-type="float" office:value="107224.00448866">
            <text:p>107224,004488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formula="of:=[.C363]*1.002" office:value-type="float" office:value="107438.452497638">
            <text:p>107438,4524976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formula="of:=[.C364]*1.002" office:value-type="float" office:value="107653.329402633">
            <text:p>107653,3294026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formula="of:=[.C365]*1.002" office:value-type="float" office:value="107868.636061438">
            <text:p>107868,6360614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formula="of:=[.C366]*1.002" office:value-type="float" office:value="108084.373333561">
            <text:p>108084,3733335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formula="of:=[.C367]*1.002" office:value-type="float" office:value="108300.542080228">
            <text:p>108300,5420802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formula="of:=[.C368]*1.002" office:value-type="float" office:value="108517.143164389">
            <text:p>108517,1431643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formula="of:=[.C369]*1.002" office:value-type="float" office:value="108734.177450718">
            <text:p>108734,1774507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formula="of:=[.C370]*1.002" office:value-type="float" office:value="108951.645805619">
            <text:p>108951,6458056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formula="of:=[.C371]*1.002" office:value-type="float" office:value="109169.54909723">
            <text:p>109169,549097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formula="of:=[.C372]*1.002" office:value-type="float" office:value="109387.888195425">
            <text:p>109387,8881954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formula="of:=[.C373]*1.002" office:value-type="float" office:value="109606.663971816">
            <text:p>109606,66397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formula="of:=[.C374]*1.002" office:value-type="float" office:value="109825.877299759">
            <text:p>109825,8772997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formula="of:=[.C375]*1.002" office:value-type="float" office:value="110045.529054359">
            <text:p>110045,5290543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formula="of:=[.C376]*1.002" office:value-type="float" office:value="110265.620112467">
            <text:p>110265,6201124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formula="of:=[.C377]*1.002" office:value-type="float" office:value="110486.151352692">
            <text:p>110486,1513526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formula="of:=[.C378]*1.002" office:value-type="float" office:value="110707.123655398">
            <text:p>110707,1236553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formula="of:=[.C379]*1.002" office:value-type="float" office:value="110928.537902709">
            <text:p>110928,5379027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formula="of:=[.C380]*1.002" office:value-type="float" office:value="111150.394978514">
            <text:p>111150,3949785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formula="of:=[.C381]*1.002" office:value-type="float" office:value="111372.695768471">
            <text:p>111372,6957684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formula="of:=[.C382]*1.002" office:value-type="float" office:value="111595.441160008">
            <text:p>111595,441160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formula="of:=[.C383]*1.002" office:value-type="float" office:value="111818.632042328">
            <text:p>111818,6320423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formula="of:=[.C384]*1.002" office:value-type="float" office:value="112042.269306413">
            <text:p>112042,2693064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formula="of:=[.C385]*1.002" office:value-type="float" office:value="112266.353845025">
            <text:p>112266,3538450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formula="of:=[.C386]*1.002" office:value-type="float" office:value="112490.886552715">
            <text:p>112490,8865527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formula="of:=[.C387]*1.002" office:value-type="float" office:value="112715.868325821">
            <text:p>112715,8683258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formula="of:=[.C388]*1.002" office:value-type="float" office:value="112941.300062473">
            <text:p>112941,3000624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formula="of:=[.C389]*1.002" office:value-type="float" office:value="113167.182662597">
            <text:p>113167,1826625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formula="of:=[.C390]*1.002" office:value-type="float" office:value="113393.517027923">
            <text:p>113393,5170279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formula="of:=[.C391]*1.002" office:value-type="float" office:value="113620.304061979">
            <text:p>113620,3040619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formula="of:=[.C392]*1.002" office:value-type="float" office:value="113847.544670102">
            <text:p>113847,5446701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formula="of:=[.C393]*1.002" office:value-type="float" office:value="114075.239759443">
            <text:p>114075,2397594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formula="of:=[.C394]*1.002" office:value-type="float" office:value="114303.390238962">
            <text:p>114303,3902389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formula="of:=[.C395]*1.002" office:value-type="float" office:value="114531.997019439">
            <text:p>114531,9970194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formula="of:=[.C396]*1.002" office:value-type="float" office:value="114761.061013478">
            <text:p>114761,0610134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formula="of:=[.C397]*1.002" office:value-type="float" office:value="114990.583135505">
            <text:p>114990,583135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formula="of:=[.C398]*1.002" office:value-type="float" office:value="115220.564301776">
            <text:p>115220,5643017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formula="of:=[.C399]*1.002" office:value-type="float" office:value="115451.00543038">
            <text:p>115451,005430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formula="of:=[.C400]*1.002" office:value-type="float" office:value="115681.907441241">
            <text:p>115681,9074412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formula="of:=[.C401]*1.002" office:value-type="float" office:value="115913.271256123">
            <text:p>115913,2712561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">
            <text:p>401</text:p>
          </table:table-cell>
          <table:table-cell table:formula="of:=[.C402]*1.002" office:value-type="float" office:value="116145.097798635">
            <text:p>116145,0977986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2">
            <text:p>402</text:p>
          </table:table-cell>
          <table:table-cell table:formula="of:=[.C403]*1.002" office:value-type="float" office:value="116377.387994233">
            <text:p>116377,3879942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">
            <text:p>403</text:p>
          </table:table-cell>
          <table:table-cell table:formula="of:=[.C404]*1.002" office:value-type="float" office:value="116610.142770221">
            <text:p>116610,1427702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">
            <text:p>404</text:p>
          </table:table-cell>
          <table:table-cell table:formula="of:=[.C405]*1.002" office:value-type="float" office:value="116843.363055762">
            <text:p>116843,3630557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">
            <text:p>405</text:p>
          </table:table-cell>
          <table:table-cell table:formula="of:=[.C406]*1.002" office:value-type="float" office:value="117077.049781873">
            <text:p>117077,0497818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6">
            <text:p>406</text:p>
          </table:table-cell>
          <table:table-cell table:formula="of:=[.C407]*1.002" office:value-type="float" office:value="117311.203881437">
            <text:p>117311,2038814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">
            <text:p>407</text:p>
          </table:table-cell>
          <table:table-cell table:formula="of:=[.C408]*1.002" office:value-type="float" office:value="117545.8262892">
            <text:p>117545,82628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">
            <text:p>408</text:p>
          </table:table-cell>
          <table:table-cell table:formula="of:=[.C409]*1.002" office:value-type="float" office:value="117780.917941778">
            <text:p>117780,9179417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9">
            <text:p>409</text:p>
          </table:table-cell>
          <table:table-cell table:formula="of:=[.C410]*1.002" office:value-type="float" office:value="118016.479777662">
            <text:p>118016,4797776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">
            <text:p>410</text:p>
          </table:table-cell>
          <table:table-cell table:formula="of:=[.C411]*1.002" office:value-type="float" office:value="118252.512737217">
            <text:p>118252,5127372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1">
            <text:p>411</text:p>
          </table:table-cell>
          <table:table-cell table:formula="of:=[.C412]*1.002" office:value-type="float" office:value="118489.017762691">
            <text:p>118489,0177626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">
            <text:p>412</text:p>
          </table:table-cell>
          <table:table-cell table:formula="of:=[.C413]*1.002" office:value-type="float" office:value="118725.995798217">
            <text:p>118725,9957982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">
            <text:p>413</text:p>
          </table:table-cell>
          <table:table-cell table:formula="of:=[.C414]*1.002" office:value-type="float" office:value="118963.447789813">
            <text:p>118963,4477898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4">
            <text:p>414</text:p>
          </table:table-cell>
          <table:table-cell table:formula="of:=[.C415]*1.002" office:value-type="float" office:value="119201.374685393">
            <text:p>119201,3746853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formula="of:=[.C416]*1.002" office:value-type="float" office:value="119439.777434764">
            <text:p>119439,7774347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">
            <text:p>416</text:p>
          </table:table-cell>
          <table:table-cell table:formula="of:=[.C417]*1.002" office:value-type="float" office:value="119678.656989633">
            <text:p>119678,6569896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">
            <text:p>417</text:p>
          </table:table-cell>
          <table:table-cell table:formula="of:=[.C418]*1.002" office:value-type="float" office:value="119918.014303612">
            <text:p>119918,0143036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8">
            <text:p>418</text:p>
          </table:table-cell>
          <table:table-cell table:formula="of:=[.C419]*1.002" office:value-type="float" office:value="120157.85033222">
            <text:p>120157,850332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">
            <text:p>419</text:p>
          </table:table-cell>
          <table:table-cell table:formula="of:=[.C420]*1.002" office:value-type="float" office:value="120398.166032884">
            <text:p>120398,1660328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">
            <text:p>420</text:p>
          </table:table-cell>
          <table:table-cell table:formula="of:=[.C421]*1.002" office:value-type="float" office:value="120638.96236495">
            <text:p>120638,962364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">
            <text:p>421</text:p>
          </table:table-cell>
          <table:table-cell table:formula="of:=[.C422]*1.002" office:value-type="float" office:value="120880.24028968">
            <text:p>120880,240289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">
            <text:p>422</text:p>
          </table:table-cell>
          <table:table-cell table:formula="of:=[.C423]*1.002" office:value-type="float" office:value="121122.000770259">
            <text:p>121122,0007702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">
            <text:p>423</text:p>
          </table:table-cell>
          <table:table-cell table:formula="of:=[.C424]*1.002" office:value-type="float" office:value="121364.2447718">
            <text:p>121364,24477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">
            <text:p>424</text:p>
          </table:table-cell>
          <table:table-cell table:formula="of:=[.C425]*1.002" office:value-type="float" office:value="121606.973261343">
            <text:p>121606,9732613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">
            <text:p>425</text:p>
          </table:table-cell>
          <table:table-cell table:formula="of:=[.C426]*1.002" office:value-type="float" office:value="121850.187207866">
            <text:p>121850,1872078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">
            <text:p>426</text:p>
          </table:table-cell>
          <table:table-cell table:formula="of:=[.C427]*1.002" office:value-type="float" office:value="122093.887582282">
            <text:p>122093,8875822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">
            <text:p>427</text:p>
          </table:table-cell>
          <table:table-cell table:formula="of:=[.C428]*1.002" office:value-type="float" office:value="122338.075357446">
            <text:p>122338,075357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8">
            <text:p>428</text:p>
          </table:table-cell>
          <table:table-cell table:formula="of:=[.C429]*1.002" office:value-type="float" office:value="122582.751508161">
            <text:p>122582,7515081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">
            <text:p>429</text:p>
          </table:table-cell>
          <table:table-cell table:formula="of:=[.C430]*1.002" office:value-type="float" office:value="122827.917011177">
            <text:p>122827,9170111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">
            <text:p>430</text:p>
          </table:table-cell>
          <table:table-cell table:formula="of:=[.C431]*1.002" office:value-type="float" office:value="123073.5728452">
            <text:p>123073,57284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">
            <text:p>431</text:p>
          </table:table-cell>
          <table:table-cell table:formula="of:=[.C432]*1.002" office:value-type="float" office:value="123319.71999089">
            <text:p>123319,719990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2">
            <text:p>432</text:p>
          </table:table-cell>
          <table:table-cell table:formula="of:=[.C433]*1.002" office:value-type="float" office:value="123566.359430872">
            <text:p>123566,3594308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">
            <text:p>433</text:p>
          </table:table-cell>
          <table:table-cell table:formula="of:=[.C434]*1.002" office:value-type="float" office:value="123813.492149734">
            <text:p>123813,4921497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">
            <text:p>434</text:p>
          </table:table-cell>
          <table:table-cell table:formula="of:=[.C435]*1.002" office:value-type="float" office:value="124061.119134033">
            <text:p>124061,1191340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">
            <text:p>435</text:p>
          </table:table-cell>
          <table:table-cell table:formula="of:=[.C436]*1.002" office:value-type="float" office:value="124309.241372301">
            <text:p>124309,2413723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">
            <text:p>436</text:p>
          </table:table-cell>
          <table:table-cell table:formula="of:=[.C437]*1.002" office:value-type="float" office:value="124557.859855046">
            <text:p>124557,8598550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">
            <text:p>437</text:p>
          </table:table-cell>
          <table:table-cell table:formula="of:=[.C438]*1.002" office:value-type="float" office:value="124806.975574756">
            <text:p>124806,9755747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">
            <text:p>438</text:p>
          </table:table-cell>
          <table:table-cell table:formula="of:=[.C439]*1.002" office:value-type="float" office:value="125056.589525906">
            <text:p>125056,589525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">
            <text:p>439</text:p>
          </table:table-cell>
          <table:table-cell table:formula="of:=[.C440]*1.002" office:value-type="float" office:value="125306.702704957">
            <text:p>125306,7027049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">
            <text:p>440</text:p>
          </table:table-cell>
          <table:table-cell table:formula="of:=[.C441]*1.002" office:value-type="float" office:value="125557.316110367">
            <text:p>125557,3161103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">
            <text:p>441</text:p>
          </table:table-cell>
          <table:table-cell table:formula="of:=[.C442]*1.002" office:value-type="float" office:value="125808.430742588">
            <text:p>125808,4307425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2">
            <text:p>442</text:p>
          </table:table-cell>
          <table:table-cell table:formula="of:=[.C443]*1.002" office:value-type="float" office:value="126060.047604073">
            <text:p>126060,0476040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">
            <text:p>443</text:p>
          </table:table-cell>
          <table:table-cell table:formula="of:=[.C444]*1.002" office:value-type="float" office:value="126312.167699281">
            <text:p>126312,1676992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">
            <text:p>444</text:p>
          </table:table-cell>
          <table:table-cell table:formula="of:=[.C445]*1.002" office:value-type="float" office:value="126564.79203468">
            <text:p>126564,792034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5">
            <text:p>445</text:p>
          </table:table-cell>
          <table:table-cell table:formula="of:=[.C446]*1.002" office:value-type="float" office:value="126817.921618749">
            <text:p>126817,9216187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">
            <text:p>446</text:p>
          </table:table-cell>
          <table:table-cell table:formula="of:=[.C447]*1.002" office:value-type="float" office:value="127071.557461987">
            <text:p>127071,5574619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7">
            <text:p>447</text:p>
          </table:table-cell>
          <table:table-cell table:formula="of:=[.C448]*1.002" office:value-type="float" office:value="127325.700576911">
            <text:p>127325,7005769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8">
            <text:p>448</text:p>
          </table:table-cell>
          <table:table-cell table:formula="of:=[.C449]*1.002" office:value-type="float" office:value="127580.351978065">
            <text:p>127580,3519780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9">
            <text:p>449</text:p>
          </table:table-cell>
          <table:table-cell table:formula="of:=[.C450]*1.002" office:value-type="float" office:value="127835.512682021">
            <text:p>127835,5126820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">
            <text:p>450</text:p>
          </table:table-cell>
          <table:table-cell table:formula="of:=[.C451]*1.002" office:value-type="float" office:value="128091.183707385">
            <text:p>128091,1837073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">
            <text:p>451</text:p>
          </table:table-cell>
          <table:table-cell table:formula="of:=[.C452]*1.002" office:value-type="float" office:value="128347.366074799">
            <text:p>128347,3660747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">
            <text:p>452</text:p>
          </table:table-cell>
          <table:table-cell table:formula="of:=[.C453]*1.002" office:value-type="float" office:value="128604.060806949">
            <text:p>128604,0608069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">
            <text:p>453</text:p>
          </table:table-cell>
          <table:table-cell table:formula="of:=[.C454]*1.002" office:value-type="float" office:value="128861.268928563">
            <text:p>128861,2689285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">
            <text:p>454</text:p>
          </table:table-cell>
          <table:table-cell table:formula="of:=[.C455]*1.002" office:value-type="float" office:value="129118.99146642">
            <text:p>129118,99146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">
            <text:p>455</text:p>
          </table:table-cell>
          <table:table-cell table:formula="of:=[.C456]*1.002" office:value-type="float" office:value="129377.229449353">
            <text:p>129377,2294493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6">
            <text:p>456</text:p>
          </table:table-cell>
          <table:table-cell table:formula="of:=[.C457]*1.002" office:value-type="float" office:value="129635.983908252">
            <text:p>129635,9839082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">
            <text:p>457</text:p>
          </table:table-cell>
          <table:table-cell table:formula="of:=[.C458]*1.002" office:value-type="float" office:value="129895.255876068">
            <text:p>129895,2558760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8">
            <text:p>458</text:p>
          </table:table-cell>
          <table:table-cell table:formula="of:=[.C459]*1.002" office:value-type="float" office:value="130155.04638782">
            <text:p>130155,046387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">
            <text:p>459</text:p>
          </table:table-cell>
          <table:table-cell table:formula="of:=[.C460]*1.002" office:value-type="float" office:value="130415.356480596">
            <text:p>130415,3564805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">
            <text:p>460</text:p>
          </table:table-cell>
          <table:table-cell table:formula="of:=[.C461]*1.002" office:value-type="float" office:value="130676.187193557">
            <text:p>130676,1871935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1">
            <text:p>461</text:p>
          </table:table-cell>
          <table:table-cell table:formula="of:=[.C462]*1.002" office:value-type="float" office:value="130937.539567944">
            <text:p>130937,5395679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">
            <text:p>462</text:p>
          </table:table-cell>
          <table:table-cell table:formula="of:=[.C463]*1.002" office:value-type="float" office:value="131199.41464708">
            <text:p>131199,414647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">
            <text:p>463</text:p>
          </table:table-cell>
          <table:table-cell table:formula="of:=[.C464]*1.002" office:value-type="float" office:value="131461.813476374">
            <text:p>131461,8134763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">
            <text:p>464</text:p>
          </table:table-cell>
          <table:table-cell table:formula="of:=[.C465]*1.002" office:value-type="float" office:value="131724.737103327">
            <text:p>131724,7371033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5">
            <text:p>465</text:p>
          </table:table-cell>
          <table:table-cell table:formula="of:=[.C466]*1.002" office:value-type="float" office:value="131988.186577534">
            <text:p>131988,1865775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">
            <text:p>466</text:p>
          </table:table-cell>
          <table:table-cell table:formula="of:=[.C467]*1.002" office:value-type="float" office:value="132252.162950689">
            <text:p>132252,16295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7">
            <text:p>467</text:p>
          </table:table-cell>
          <table:table-cell table:formula="of:=[.C468]*1.002" office:value-type="float" office:value="132516.66727659">
            <text:p>132516,667276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">
            <text:p>468</text:p>
          </table:table-cell>
          <table:table-cell table:formula="of:=[.C469]*1.002" office:value-type="float" office:value="132781.700611143">
            <text:p>132781,7006111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">
            <text:p>469</text:p>
          </table:table-cell>
          <table:table-cell table:formula="of:=[.C470]*1.002" office:value-type="float" office:value="133047.264012366">
            <text:p>133047,2640123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">
            <text:p>470</text:p>
          </table:table-cell>
          <table:table-cell table:formula="of:=[.C471]*1.002" office:value-type="float" office:value="133313.35854039">
            <text:p>133313,358540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">
            <text:p>471</text:p>
          </table:table-cell>
          <table:table-cell table:formula="of:=[.C472]*1.002" office:value-type="float" office:value="133579.985257471">
            <text:p>133579,9852574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">
            <text:p>472</text:p>
          </table:table-cell>
          <table:table-cell table:formula="of:=[.C473]*1.002" office:value-type="float" office:value="133847.145227986">
            <text:p>133847,1452279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">
            <text:p>473</text:p>
          </table:table-cell>
          <table:table-cell table:formula="of:=[.C474]*1.002" office:value-type="float" office:value="134114.839518442">
            <text:p>134114,8395184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">
            <text:p>474</text:p>
          </table:table-cell>
          <table:table-cell table:formula="of:=[.C475]*1.002" office:value-type="float" office:value="134383.069197479">
            <text:p>134383,0691974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">
            <text:p>475</text:p>
          </table:table-cell>
          <table:table-cell table:formula="of:=[.C476]*1.002" office:value-type="float" office:value="134651.835335874">
            <text:p>134651,8353358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">
            <text:p>476</text:p>
          </table:table-cell>
          <table:table-cell table:formula="of:=[.C477]*1.002" office:value-type="float" office:value="134921.139006546">
            <text:p>134921,1390065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">
            <text:p>477</text:p>
          </table:table-cell>
          <table:table-cell table:formula="of:=[.C478]*1.002" office:value-type="float" office:value="135190.981284559">
            <text:p>135190,9812845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">
            <text:p>478</text:p>
          </table:table-cell>
          <table:table-cell table:formula="of:=[.C479]*1.002" office:value-type="float" office:value="135461.363247128">
            <text:p>135461,3632471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">
            <text:p>479</text:p>
          </table:table-cell>
          <table:table-cell table:formula="of:=[.C480]*1.002" office:value-type="float" office:value="135732.285973622">
            <text:p>135732,2859736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>
            <text:p>480</text:p>
          </table:table-cell>
          <table:table-cell table:formula="of:=[.C481]*1.002" office:value-type="float" office:value="136003.750545569">
            <text:p>136003,7505455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">
            <text:p>481</text:p>
          </table:table-cell>
          <table:table-cell table:formula="of:=[.C482]*1.002" office:value-type="float" office:value="136275.75804666">
            <text:p>136275,758046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">
            <text:p>482</text:p>
          </table:table-cell>
          <table:table-cell table:formula="of:=[.C483]*1.002" office:value-type="float" office:value="136548.309562754">
            <text:p>136548,3095627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">
            <text:p>483</text:p>
          </table:table-cell>
          <table:table-cell table:formula="of:=[.C484]*1.002" office:value-type="float" office:value="136821.406181879">
            <text:p>136821,4061818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">
            <text:p>484</text:p>
          </table:table-cell>
          <table:table-cell table:formula="of:=[.C485]*1.002" office:value-type="float" office:value="137095.048994243">
            <text:p>137095,0489942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5">
            <text:p>485</text:p>
          </table:table-cell>
          <table:table-cell table:formula="of:=[.C486]*1.002" office:value-type="float" office:value="137369.239092232">
            <text:p>137369,2390922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">
            <text:p>486</text:p>
          </table:table-cell>
          <table:table-cell table:formula="of:=[.C487]*1.002" office:value-type="float" office:value="137643.977570416">
            <text:p>137643,9775704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">
            <text:p>487</text:p>
          </table:table-cell>
          <table:table-cell table:formula="of:=[.C488]*1.002" office:value-type="float" office:value="137919.265525557">
            <text:p>137919,2655255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">
            <text:p>488</text:p>
          </table:table-cell>
          <table:table-cell table:formula="of:=[.C489]*1.002" office:value-type="float" office:value="138195.104056608">
            <text:p>138195,1040566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">
            <text:p>489</text:p>
          </table:table-cell>
          <table:table-cell table:formula="of:=[.C490]*1.002" office:value-type="float" office:value="138471.494264721">
            <text:p>138471,4942647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">
            <text:p>490</text:p>
          </table:table-cell>
          <table:table-cell table:formula="of:=[.C491]*1.002" office:value-type="float" office:value="138748.437253251">
            <text:p>138748,4372532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">
            <text:p>491</text:p>
          </table:table-cell>
          <table:table-cell table:formula="of:=[.C492]*1.002" office:value-type="float" office:value="139025.934127757">
            <text:p>139025,9341277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">
            <text:p>492</text:p>
          </table:table-cell>
          <table:table-cell table:formula="of:=[.C493]*1.002" office:value-type="float" office:value="139303.985996013">
            <text:p>139303,9859960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">
            <text:p>493</text:p>
          </table:table-cell>
          <table:table-cell table:formula="of:=[.C494]*1.002" office:value-type="float" office:value="139582.593968005">
            <text:p>139582,5939680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">
            <text:p>494</text:p>
          </table:table-cell>
          <table:table-cell table:formula="of:=[.C495]*1.002" office:value-type="float" office:value="139861.759155941">
            <text:p>139861,759155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">
            <text:p>495</text:p>
          </table:table-cell>
          <table:table-cell table:formula="of:=[.C496]*1.002" office:value-type="float" office:value="140141.482674253">
            <text:p>140141,4826742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">
            <text:p>496</text:p>
          </table:table-cell>
          <table:table-cell table:formula="of:=[.C497]*1.002" office:value-type="float" office:value="140421.765639601">
            <text:p>140421,7656396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">
            <text:p>497</text:p>
          </table:table-cell>
          <table:table-cell table:formula="of:=[.C498]*1.002" office:value-type="float" office:value="140702.60917088">
            <text:p>140702,609170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">
            <text:p>498</text:p>
          </table:table-cell>
          <table:table-cell table:formula="of:=[.C499]*1.002" office:value-type="float" office:value="140984.014389222">
            <text:p>140984,0143892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">
            <text:p>499</text:p>
          </table:table-cell>
          <table:table-cell table:formula="of:=[.C500]*1.002" office:value-type="float" office:value="141265.982418001">
            <text:p>141265,9824180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C501]*1.002" office:value-type="float" office:value="141548.514382836">
            <text:p>141548,514382836</text:p>
          </table:table-cell>
          <table:table-cell table:number-columns-repeated="1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17.03.2017</text:date>, <text:time>16:18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7-03-16T19:41:21.46</meta:creation-date>
    <dc:date>2017-03-17T16:18:30.77</dc:date>
    <dc:creator>Joel </dc:creator>
    <meta:editing-duration>PT6M42S</meta:editing-duration>
    <meta:editing-cycles>3</meta:editing-cycles>
    <meta:generator>OpenOffice/4.1.3$Win32 OpenOffice.org_project/413m1$Build-9783</meta:generator>
    <meta:document-statistic meta:table-count="3" meta:cell-count="1109" meta:object-count="0"/>
  </office:meta>
</office:document-meta>
</file>